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4.323cm"/>
    </style:style>
    <style:style style:name="co6" style:family="table-column">
      <style:table-column-properties fo:break-before="auto" style:column-width="1.2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2.79cm"/>
    </style:style>
    <style:style style:name="co10" style:family="table-column">
      <style:table-column-properties fo:break-before="auto" style:column-width="1.106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min-nrpa-grupo1-dec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 ordenação em ordem decrescente de gr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hores resultados por instância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1621" calcext:value-type="float">
            <text:p>1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792" calcext:value-type="float">
            <text:p>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16" calcext:value-type="float">
            <text:p>1216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-37" calcext:value-type="float">
            <text:p>-3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16" calcext:value-type="float">
            <text:p>1916</text:p>
          </table:table-cell>
          <table:table-cell table:style-name="Default" office:value-type="float" office:value="12506" calcext:value-type="float">
            <text:p>12506</text:p>
          </table:table-cell>
          <table:table-cell table:style-name="Default" office:value-type="float" office:value="-104" calcext:value-type="float">
            <text:p>-10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168" calcext:value-type="float">
            <text:p>8168</text:p>
          </table:table-cell>
          <table:table-cell table:style-name="Default" office:value-type="float" office:value="-14" calcext:value-type="float">
            <text:p>-14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yes</text:p>
          </table:table-cell>
          <table:table-cell table:style-name="Default" office:value-type="string" calcext:value-type="string">
            <text:p><text:s text:c="3"/>.</text:p>
          </table:table-cell>
          <table:table-cell table:style-name="Default"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4612" calcext:value-type="float">
            <text:p>14612</text:p>
          </table:table-cell>
          <table:table-cell table:style-name="Default" office:value-type="float" office:value="-657" calcext:value-type="float">
            <text:p>-657</text:p>
          </table:table-cell>
          <table:table-cell table:style-name="Default" office:value-type="string" calcext:value-type="string">
            <text:p><text:s/>no</text:p>
          </table:table-cell>
          <table:table-cell table:style-name="Default" office:value-type="string" calcext:value-type="string">
            <text:p><text:s text:c="3"/>limite_de_tempo</text:p>
          </table:table-cell>
          <table:table-cell table:style-name="Default" office:value-type="string" calcext:value-type="string">
            <text:p><text:s text:c="2"/>900.03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905" calcext:value-type="float">
            <text:p>905</text:p>
          </table:table-cell>
          <table:table-cell table:style-name="ce11" office:value-type="float" office:value="43081" calcext:value-type="float">
            <text:p>4308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string" calcext:value-type="string">
            <text:p><text:s/>no</text:p>
          </table:table-cell>
          <table:table-cell table:style-name="ce11" office:value-type="string" calcext:value-type="string">
            <text:p><text:s text:c="3"/>limite_de_tempo</text:p>
          </table:table-cell>
          <table:table-cell table:style-name="ce11" office:value-type="string" calcext:value-type="string">
            <text:p><text:s text:c="2"/>900.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4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1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3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<text:s text:c="2"/>900.15</text:p>
          </table:table-cell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4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rupo1-dec-bruto" table:style-name="ta1">
        <table:table-column table:style-name="co2" table:number-columns-repeated="8" table:default-cell-style-name="Default"/>
        <table:table-row table:style-name="ro1"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57" calcext:value-type="float">
            <text:p>-6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8" calcext:value-type="float">
            <text:p>-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2" calcext:value-type="float">
            <text:p>-6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ning with the chrom</text:p>
          </table:table-cell>
          <table:table-cell office:value-type="string" calcext:value-type="string">
            <text:p>atic num</text:p>
          </table:table-cell>
          <table:table-cell office:value-type="string" calcext:value-type="string">
            <text:p>ber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4" calcext:value-type="float">
            <text:p>-6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1" calcext:value-type="float">
            <text:p>-6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69" calcext:value-type="float">
            <text:p>-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4" calcext:value-type="float">
            <text:p>-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673" calcext:value-type="float">
            <text:p>-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9" calcext:value-type="float">
            <text:p>-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5" calcext:value-type="float">
            <text:p>-7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56" calcext:value-type="float">
            <text:p>-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7" calcext:value-type="float">
            <text:p>-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24" calcext:value-type="float">
            <text:p>-5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1" calcext:value-type="float">
            <text:p>-5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46" calcext:value-type="float">
            <text:p>-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538" calcext:value-type="float">
            <text:p>-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_de_tempo</text:p>
          </table:table-cell>
          <table:table-cell office:value-type="string" calcext:value-type="string">
            <text:p>900.20</text:p>
          </table:table-cell>
        </table:table-row>
      </table:table>
      <table:table table:name="15min-nrpa-g1-bruto" table:style-name="ta1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RPA – sem ordenação DSTUR – 15 minutos de execuçã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 table:number-columns-spanned="8" table:number-rows-spanned="1">
            <text:p>Ordem crescente de grau</text:p>
          </table:table-cell>
          <table:covered-table-cell table:number-columns-repeated="7"/>
          <table:table-cell table:style-name="ce10" office:value-type="string" calcext:value-type="string" table:number-columns-spanned="7" table:number-rows-spanned="1">
            <text:p>Ordem decrescente de grau</text:p>
          </table:table-cell>
          <table:covered-table-cell table:number-columns-repeated="6" table:style-name="ce8"/>
          <table:table-cell table:style-name="ce8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7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7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3.9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1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4" calcext:value-type="float">
            <text:p>-4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1" calcext:value-type="float">
            <text:p>-9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7" calcext:value-type="float">
            <text:p>-9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57" calcext:value-type="float">
            <text:p>-6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0" calcext:value-type="float">
            <text:p>-67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6" calcext:value-type="float">
            <text:p>-7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8" calcext:value-type="float">
            <text:p>-67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2" calcext:value-type="float">
            <text:p>-67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46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9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35.8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4.7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1</text:p>
          </table:table-cell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  <table:table-cell table:style-name="ce7" office:value-type="string" calcext:value-type="string">
            <text:p>Running with the chrom</text:p>
          </table:table-cell>
          <table:table-cell table:style-name="ce8" office:value-type="string" calcext:value-type="string">
            <text:p>atic nu</text:p>
          </table:table-cell>
          <table:table-cell table:style-name="ce8" office:value-type="string" calcext:value-type="string">
            <text:p>mber:</text:p>
          </table:table-cell>
          <table:table-cell table:style-name="ce8" table:number-columns-repeated="5"/>
        </table:table-row>
        <table:table-row table:style-name="ro1">
          <table:table-cell table:number-columns-repeated="8"/>
          <table:table-cell table:style-name="ce7"/>
          <table:table-cell table:style-name="ce8" table:number-columns-repeated="7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1-FullIns_4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5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63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2-FullIns_4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621" calcext:value-type="float">
            <text:p>16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1.39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4.97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23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0.75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3.12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84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4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76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8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81</text:p>
          </table:table-cell>
          <table:table-cell table:style-name="ce7" office:value-type="string" calcext:value-type="string">
            <text:p>3-FullIns_3.co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6.80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7.1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6.7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4.79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8.63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0.74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98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3.62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6.05</text:p>
          </table:table-cell>
          <table:table-cell table:style-name="ce7" office:value-type="string" calcext:value-type="string">
            <text:p>4-FullIns_3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3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5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7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6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4-Insertions_3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9.8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3.52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12.2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274.70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2.33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9.19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2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08.37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54.38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15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72.84</text:p>
          </table:table-cell>
          <table:table-cell table:style-name="ce7" office:value-type="string" calcext:value-type="string">
            <text:p>5-FullIns_3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4" calcext:value-type="float">
            <text:p>-5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12" calcext:value-type="float">
            <text:p>-5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8" calcext:value-type="float">
            <text:p>-4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3" calcext:value-type="float">
            <text:p>-4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3" calcext:value-type="float">
            <text:p>-5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92" calcext:value-type="float">
            <text:p>-29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1" calcext:value-type="float">
            <text:p>-50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82" calcext:value-type="float">
            <text:p>-28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9" calcext:value-type="float">
            <text:p>-4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6" calcext:value-type="float">
            <text:p>-2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60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16" calcext:value-type="float">
            <text:p>1216</text:p>
          </table:table-cell>
          <table:table-cell table:style-name="ce8" office:value-type="float" office:value="7844" calcext:value-type="float">
            <text:p>7844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6" calcext:value-type="float">
            <text:p>-9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5" calcext:value-type="float">
            <text:p>-10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89" calcext:value-type="float">
            <text:p>-8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8" calcext:value-type="float">
            <text:p>-8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112" calcext:value-type="float">
            <text:p>-11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7" calcext:value-type="float">
            <text:p>-52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4" calcext:value-type="float">
            <text:p>-9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24" calcext:value-type="float">
            <text:p>-52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2" calcext:value-type="float">
            <text:p>-90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1" calcext:value-type="float">
            <text:p>-53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3" calcext:value-type="float">
            <text:p>-9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46" calcext:value-type="float">
            <text:p>-54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ash958GPIA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16" calcext:value-type="float">
            <text:p>1916</text:p>
          </table:table-cell>
          <table:table-cell table:style-name="ce8" office:value-type="float" office:value="12506" calcext:value-type="float">
            <text:p>12506</text:p>
          </table:table-cell>
          <table:table-cell table:style-name="ce8" office:value-type="float" office:value="-538" calcext:value-type="float">
            <text:p>-53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2" calcext:value-type="float">
            <text:p>-42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le450_15a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168" calcext:value-type="float">
            <text:p>8168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4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9</text:p>
          </table:table-cell>
          <table:table-cell table:style-name="ce7" office:value-type="string" calcext:value-type="string">
            <text:p>mug100_1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  <table:table-cell table:style-name="ce7" office:value-type="string" calcext:value-type="string">
            <text:p>mug100_25.co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myciel6.co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8" calcext:value-type="float">
            <text:p>-7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4" calcext:value-type="float">
            <text:p>-66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1" calcext:value-type="float">
            <text:p>-66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4" calcext:value-type="float">
            <text:p>-79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69" calcext:value-type="float">
            <text:p>-66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4" calcext:value-type="float">
            <text:p>-674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7" calcext:value-type="float">
            <text:p>-80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673" calcext:value-type="float">
            <text:p>-673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4" calcext:value-type="float">
            <text:p>-8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0" calcext:value-type="float">
            <text:p>-750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9" calcext:value-type="float">
            <text:p>-759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6" calcext:value-type="float">
            <text:p>-8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5" calcext:value-type="float">
            <text:p>-755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4" calcext:value-type="float">
            <text:p>-8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48" calcext:value-type="float">
            <text:p>-748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  <table:table-cell table:style-name="ce7" office:value-type="string" calcext:value-type="string">
            <text:p>school1_nsh.co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14612" calcext:value-type="float">
            <text:p>14612</text:p>
          </table:table-cell>
          <table:table-cell table:style-name="ce8" office:value-type="float" office:value="-756" calcext:value-type="float">
            <text:p>-756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169.8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480.4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1" calcext:value-type="float">
            <text:p>-26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765.9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44.5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6" calcext:value-type="float">
            <text:p>-26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3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0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8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1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<text:s/>yes</text:p>
          </table:table-cell>
          <table:table-cell table:style-name="ce8" office:value-type="string" calcext:value-type="string">
            <text:p><text:s/>.</text:p>
          </table:table-cell>
          <table:table-cell table:style-name="ce8" office:value-type="string" calcext:value-type="string">
            <text:p>855.4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  <table:table-cell table:style-name="ce7" office:value-type="string" calcext:value-type="string">
            <text:p>wap05a.co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3081" calcext:value-type="float">
            <text:p>4308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<text:s/>no</text:p>
          </table:table-cell>
          <table:table-cell table:style-name="ce8" office:value-type="string" calcext:value-type="string">
            <text:p><text:s/>limite de tempo</text:p>
          </table:table-cell>
          <table:table-cell table:style-name="ce8" office:value-type="string" calcext:value-type="string">
            <text:p>900.20</text:p>
          </table:table-cell>
        </table:table-row>
        <table:table-row table:style-name="ro1" table:number-rows-repeated="10483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2" table:target-range-address="'15min-nrpa-grupo1-dec-bruto'.A18:'15min-nrpa-grupo1-dec-bruto'.H14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15min-nrpa-g1-bruto'.I78:'15min-nrpa-g1-bruto'.P2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2:51:30.3576310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3:58:58.550866813</dc:date>
    <meta:editing-duration>PT5H7M43S</meta:editing-duration>
    <meta:editing-cycles>9</meta:editing-cycles>
    <meta:generator>LibreOffice/24.2.5.2$Linux_X86_64 LibreOffice_project/420$Build-2</meta:generator>
    <meta:document-statistic meta:table-count="4" meta:cell-count="5539" meta:object-count="0"/>
  </office:meta>
</office:document-meta>
</file>